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7.44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変更あり&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0">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変更あり&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変更あり&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変更あり&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変更あり&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変更あり&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変更あり&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変更あり&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変更あり&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変更あり&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変更あり&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変更あり&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変更あり&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変更あり&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変更あり&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変更あり&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変更あり&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変更あり&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変更あり&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変更あり&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変更あり&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変更あり&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変更あり&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変更あり&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変更あり&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変更あり&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変更あり&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変更あり&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変更あり&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変更あり&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変更あり&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変更あり&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変更あり&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変更あり&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変更あり&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変更あり&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変更あり&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変更あり&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変更あり&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6">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変更あり&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変更あり&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変更あり&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変更あり&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変更あり&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変更あり&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変更あり&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変更あり&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変更あり&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変更あり&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変更あり&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変更あり&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変更あり&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変更あり&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変更あり&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変更あり&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変更あり&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変更あり&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変更あり&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変更あり&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変更あり&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変更あり&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変更あり&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7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変更あり&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変更あり&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変更あり&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変更あり&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変更あり&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変更あり&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変更あり&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変更あり&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6]=&quot;&quot;;&quot;?&quot;;IF([.J326]=&quot;&quot;;&quot;新規&quot;;IF([.H326]=[.J326];&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7]=&quot;&quot;;&quot;?&quot;;IF([.J327]=&quot;&quot;;&quot;新規&quot;;IF([.H327]=[.J327];&quot;&quot;;&quot;変更あり&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変更あり&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変更あり&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変更あり&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変更あり&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変更あり&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変更あり&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変更あり&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変更あり&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変更あり&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変更あり&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変更あり&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変更あり&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変更あり&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変更あり&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変更あり&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変更あり&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変更あり&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変更あり&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変更あり&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変更あり&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変更あり&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77">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変更あり&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変更あり&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変更あり&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変更あり&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変更あり&quot;)))" office:value-type="string" office:string-value="変更あり" calcext:value-type="string">
            <text:p>変更あり</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変更あり&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変更あり&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変更あり&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変更あり&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変更あり&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変更あり&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変更あり&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78">
          <table:table-cell table:number-columns-repeated="1024"/>
        </table:table-row>
        <table:table-row table:style-name="ro78">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79">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1">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6">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2">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2">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2:11:02.07767881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9T12:11:18.052205601</dc:date>
    <meta:editing-duration>P7DT14H19M54S</meta:editing-duration>
    <meta:editing-cycles>406</meta:editing-cycles>
    <meta:document-statistic meta:table-count="3" meta:cell-count="5864" meta:object-count="0"/>
  </office:meta>
</office:document-meta>
</file>